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5E0000015E62AE348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4.982cm" fo:margin-left="0cm" fo:margin-top="0cm" fo:margin-bottom="0cm" table:align="left" style:writing-mode="lr-tb"/>
    </style:style>
    <style:style style:name="Tabela1.A" style:family="table-column">
      <style:table-column-properties style:column-width="4.877cm"/>
    </style:style>
    <style:style style:name="Tabela1.B" style:family="table-column">
      <style:table-column-properties style:column-width="6.355cm"/>
    </style:style>
    <style:style style:name="Tabela1.C" style:family="table-column">
      <style:table-column-properties style:column-width="3.75cm"/>
    </style:style>
    <style:style style:name="Tabela1.1" style:family="table-row">
      <style:table-row-properties style:min-row-height="0.787cm" fo:keep-together="auto"/>
    </style:style>
    <style:style style:name="Tabela1.A1" style:family="table-cell">
      <style:table-cell-properties style:vertical-align="middle" fo:background-color="#1f497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2" style:family="table-row">
      <style:table-row-properties style:min-row-height="0.536cm" fo:keep-together="auto"/>
    </style:style>
    <style:style style:name="Tabela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3" style:family="table-row">
      <style:table-row-properties style:min-row-height="0.93cm" fo:keep-together="auto"/>
    </style:style>
    <style:style style:name="Tabe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4" style:family="table-row">
      <style:table-row-properties style:min-row-height="0.744cm" fo:keep-together="auto"/>
    </style:style>
    <style:style style:name="Tabe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4" style:family="table-cell">
      <style:table-cell-properties fo:padding-left="0.191cm" fo:padding-right="0.191cm" fo:padding-top="0cm" fo:padding-bottom="0cm" fo:border="0.5pt solid #000000" style:writing-mode="lr-tb"/>
    </style:style>
    <style:style style:name="Tabela1.5" style:family="table-row">
      <style:table-row-properties style:min-row-height="1.917cm" fo:keep-together="auto"/>
    </style:style>
    <style:style style:name="Tabela1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6" style:family="table-row">
      <style:table-row-properties style:min-row-height="0.448cm" fo:keep-together="auto"/>
    </style:style>
    <style:style style:name="Tabela1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7" style:family="table-row">
      <style:table-row-properties style:min-row-height="0.984cm" fo:keep-together="auto"/>
    </style:style>
    <style:style style:name="Tabela1.8" style:family="table-row">
      <style:table-row-properties style:min-row-height="1.252cm" fo:keep-together="auto"/>
    </style:style>
    <style:style style:name="Tabela1.A8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0baec5" officeooo:paragraph-rsid="000baec5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language="pt" fo:country="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t" fo:country="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4pt" fo:font-weight="bold" officeooo:rsid="000d7949" officeooo:paragraph-rsid="000d7949" style:font-size-asian="12.25pt" style:font-weight-asian="bold" style:font-size-complex="14pt" style:font-weight-complex="bold"/>
    </style:style>
    <style:style style:name="T1" style:family="text">
      <style:text-properties fo:color="#ffffff" loext:opacity="100%" fo:font-weight="bold" style:font-weight-asian="bold">
        <loext:char-complex-color loext:theme-type="light1" loext:color-type="theme"/>
      </style:text-properties>
    </style:style>
    <style:style style:name="T2" style:family="text">
      <style:text-properties fo:color="#ffffff" loext:opacity="100%" fo:font-weight="bold" style:language-asian="pt" style:country-asian="PT" style:font-weight-asian="bold">
        <loext:char-complex-color loext:theme-type="light1" loext:color-type="theme"/>
      </style:text-properties>
    </style:style>
    <style:style style:name="T3" style:family="text">
      <style:text-properties fo:color="#f79646" loext:opacity="100%" fo:font-weight="bold" style:font-weight-asian="bold">
        <loext:char-complex-color loext:theme-type="accent6" loext:color-type="theme"/>
      </style:text-properties>
    </style:style>
    <style:style style:name="T4" style:family="text">
      <style:text-properties fo:color="#000000" loext:opacity="100%">
        <loext:char-complex-color loext:theme-type="dark1" loext:color-type="theme"/>
      </style:text-properties>
    </style:style>
    <style:style style:name="T5" style:family="text">
      <style:text-properties fo:color="#000000" loext:opacity="100%" fo:font-size="10pt" fo:font-weight="bold" style:font-size-asian="10pt" style:font-weight-asian="bold">
        <loext:char-complex-color loext:theme-type="dark1" loext:color-type="theme"/>
      </style:text-properties>
    </style:style>
    <style:style style:name="T6" style:family="text">
      <style:text-properties fo:color="#000000" loext:opacity="100%" fo:font-weight="bold" style:font-weight-asian="bold">
        <loext:char-complex-color loext:theme-type="dark1" loext:color-type="theme"/>
      </style:text-properties>
    </style:style>
    <style:style style:name="T7" style:family="text">
      <style:text-properties fo:color="#000000" loext:opacity="100%" fo:font-weight="bold" officeooo:rsid="000baec5" style:font-weight-asian="bold">
        <loext:char-complex-color loext:theme-type="dark1" loext:color-type="theme"/>
      </style:text-properties>
    </style:style>
    <style:style style:name="T8" style:family="text">
      <style:text-properties fo:color="#000000" loext:opacity="100%" fo:font-weight="bold" style:language-asian="pt" style:country-asian="PT" style:font-weight-asian="bold">
        <loext:char-complex-color loext:theme-type="dark1" loext:color-type="theme"/>
      </style:text-properties>
    </style:style>
    <style:style style:name="T9" style:family="text">
      <style:text-properties fo:font-weight="bold" style:language-asian="pt" style:country-asian="PT" style:font-weight-asian="bold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ge-content" style:horizontal-pos="from-left" style:horizontal-rel="paragraph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679cm, 0cm, 1.834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Moldura1" text:anchor-type="paragraph" svg:x="-0.009cm" svg:y="0.741cm" svg:width="14.982cm" draw:z-index="2" loext:may-break-between-pages="true"><draw:text-box fo:min-height="0.041cm"><table:table table:name="Tabela1" table:style-name="Tabela1"><table:table-column table:style-name="Tabela1.A"/><table:table-column table:style-name="Tabela1.B"/><table:table-column table:style-name="Tabela1.C"/><table:table-row table:style-name="Tabela1.1"><table:table-cell table:style-name="Tabela1.A1" table:number-columns-spanned="3" office:value-type="string"><text:p text:style-name="P3" loext:marker-style-name="T3"><text:span text:style-name="T1">Folha de Elaboração de Atividades </text:span></text:p></table:table-cell><table:covered-table-cell/><table:covered-table-cell/></table:table-row><table:table-row table:style-name="Tabela1.2"><table:table-cell table:style-name="Tabela1.A2" table:number-columns-spanned="3" office:value-type="string"><text:p text:style-name="P4" loext:marker-style-name="T3"><text:span text:style-name="T5">A preencher pelo Formando</text:span></text:p></table:table-cell><table:covered-table-cell/><table:covered-table-cell/></table:table-row><table:table-row table:style-name="Tabela1.3"><table:table-cell table:style-name="Tabela1.A3" table:number-columns-spanned="2" office:value-type="string"><text:p text:style-name="P5" loext:marker-style-name="T6"><text:span text:style-name="T6">Nome: </text:span><text:span text:style-name="T7">Filipe Batista Teixeira</text:span></text:p></table:table-cell><table:covered-table-cell/><table:table-cell table:style-name="Tabela1.C3" office:value-type="string"><text:p text:style-name="P5" loext:marker-style-name="T4"><text:span text:style-name="T6">Nº:</text:span></text:p></table:table-cell></table:table-row><table:table-row table:style-name="Tabela1.4"><table:table-cell table:style-name="Tabela1.A4" table:number-columns-spanned="2" office:value-type="string"><text:p text:style-name="P5" loext:marker-style-name="T6"><text:span text:style-name="T6">Formação: </text:span><text:span text:style-name="T7">Webdeveloper</text:span></text:p></table:table-cell><table:covered-table-cell/><table:table-cell table:style-name="Tabela1.C4" office:value-type="string"><text:p text:style-name="P5" loext:marker-style-name="T6"><text:span text:style-name="T6">Data: </text:span><text:span text:style-name="T7">10/01/2024</text:span></text:p></table:table-cell></table:table-row><table:table-row table:style-name="Tabela1.5"><table:table-cell table:style-name="Tabela1.A5" office:value-type="string"><text:p text:style-name="P5" loext:marker-style-name="T6"><text:span text:style-name="T8">Comentário a Webinar </text:span><text:bookmark text:name="_GoBack"/></text:p></table:table-cell><table:table-cell table:style-name="Tabela1.B5" table:number-columns-spanned="2" office:value-type="string"><text:p text:style-name="P5" loext:marker-style-name="T6"><text:span text:style-name="T6">Módulo: </text:span><text:span text:style-name="T7">Programação Web</text:span></text:p></table:table-cell><table:covered-table-cell/></table:table-row><table:table-row table:style-name="Tabela1.6"><table:table-cell table:style-name="Tabela1.A6" table:number-columns-spanned="3" office:value-type="string"><text:p text:style-name="P4" loext:marker-style-name="T8"><text:span text:style-name="T5">A preencher pelo Tutor</text:span></text:p></table:table-cell><table:covered-table-cell/><table:covered-table-cell/></table:table-row><table:table-row table:style-name="Tabela1.7"><table:table-cell table:style-name="Tabela1.A1" table:number-columns-spanned="3" office:value-type="string"><text:p text:style-name="P3" loext:marker-style-name="T8"><text:span text:style-name="T2">Classificação </text:span></text:p></table:table-cell><table:covered-table-cell/><table:covered-table-cell/></table:table-row><table:table-row table:style-name="Tabela1.8"><table:table-cell table:style-name="Tabela1.A8" table:number-columns-spanned="3" office:value-type="string"><text:p text:style-name="P3" loext:marker-style-name="T2"><text:span text:style-name="T9"><text:s/></text:span></text:p></table:table-cell><table:covered-table-cell/><table:covered-table-cell/></table:table-row></table:table></draw:text-box></draw:frame></text:p>
      <text:p text:style-name="Standard"/>
      <text:p text:style-name="P1">Webinar: Prática Front end - Parte II - Loja Online </text:p>
      <text:p text:style-name="P2">Motivo: <text:span text:style-name="T10">escolhi esse webinar por se enquadrar dentro dos ensinamentos proposto no segundo módulo que estudei.</text:span></text:p>
      <text:p text:style-name="P2">Pontos temáticos: </text:p>
      <text:list text:style-name="L1">
        <text:list-item>
          <text:p text:style-name="P6"><text:span text:style-name="T10">Desenvolvimento de um formulário de registo. </text:span></text:p>
        </text:list-item>
        <text:list-item>
          <text:p text:style-name="P6"><text:span text:style-name="T10">Consistência entre as páginas mantendo o menu de navegação nelas.</text:span></text:p>
        </text:list-item>
        <text:list-item>
          <text:p text:style-name="P6"><text:span text:style-name="T10">Puxão de orelha, referente à organização das pastas do nosso site.</text:span></text:p>
        </text:list-item>
        <text:list-item>
          <text:p text:style-name="P6"><text:span text:style-name="T10">Criação de um link do ícone para a pagina de login. </text:span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pt" fo:country="PT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PT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aráte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aráte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balão_20_Caráte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Cabeçalho_20_Caráter" style:display-name="Cabeçalho Caráter" style:family="text" style:parent-style-name="Default_20_Paragraph_20_Font_20__28_WW_29_"/>
    <style:style style:name="Rodapé_20_Caráter" style:display-name="Rodapé Caráter" style:family="text" style:parent-style-name="Default_20_Paragraph_20_Font_20__28_WW_29_"/>
    <style:style style:name="Texto_20_de_20_balão_20_Caráter" style:display-name="Texto de balão Caráte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679cm, 0cm, 1.834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m 1" text:anchor-type="as-char" svg:width="2.752cm" svg:height="1.446cm" draw:z-index="1"><draw:image xlink:href="Pictures/100000000000015E0000015E62AE3484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ita Cerqueira Mendes</meta:initial-creator>
    <meta:editing-cycles>5</meta:editing-cycles>
    <meta:creation-date>2021-02-11T12:48:00</meta:creation-date>
    <dc:date>2024-02-09T12:07:28.694000000</dc:date>
    <meta:editing-duration>PT1H42M25S</meta:editing-duration>
    <meta:generator>LibreOffice/7.6.4.1$Windows_X86_64 LibreOffice_project/e19e193f88cd6c0525a17fb7a176ed8e6a3e2aa1</meta:generator>
    <meta:document-statistic meta:table-count="1" meta:image-count="1" meta:object-count="0" meta:page-count="2" meta:paragraph-count="19" meta:word-count="99" meta:character-count="621" meta:non-whitespace-character-count="535"/>
    <meta:user-defined meta:name="AppVersion">16.0000</meta:user-defined>
    <meta:user-defined meta:name="Company">Microsoft</meta:user-defined>
    <meta:template xlink:type="simple" xlink:actuate="onRequest" xlink:title="Normal" xlink:href=""/>
  </office:meta>
</office:document-meta>
</file>